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450.367274512365" calcext:value-type="float">
            <text:p>450.367274512365</text:p>
          </table:table-cell>
        </table:table-row>
        <table:table-row table:style-name="ro1">
          <table:table-cell office:value-type="float" office:value="432.973532327969" calcext:value-type="float">
            <text:p>432.973532327969</text:p>
          </table:table-cell>
        </table:table-row>
        <table:table-row table:style-name="ro1">
          <table:table-cell office:value-type="float" office:value="441.557638726371" calcext:value-type="float">
            <text:p>441.557638726371</text:p>
          </table:table-cell>
        </table:table-row>
        <table:table-row table:style-name="ro1">
          <table:table-cell office:value-type="float" office:value="439.59522072076" calcext:value-type="float">
            <text:p>439.59522072076</text:p>
          </table:table-cell>
        </table:table-row>
        <table:table-row table:style-name="ro1">
          <table:table-cell office:value-type="float" office:value="441.05323512548" calcext:value-type="float">
            <text:p>441.05323512548</text:p>
          </table:table-cell>
        </table:table-row>
        <table:table-row table:style-name="ro1">
          <table:table-cell office:value-type="float" office:value="440.895723752375" calcext:value-type="float">
            <text:p>440.895723752375</text:p>
          </table:table-cell>
        </table:table-row>
        <table:table-row table:style-name="ro1">
          <table:table-cell office:value-type="float" office:value="436.910171268787" calcext:value-type="float">
            <text:p>436.910171268787</text:p>
          </table:table-cell>
        </table:table-row>
        <table:table-row table:style-name="ro1">
          <table:table-cell office:value-type="float" office:value="432.469835228993" calcext:value-type="float">
            <text:p>432.469835228993</text:p>
          </table:table-cell>
        </table:table-row>
        <table:table-row table:style-name="ro1">
          <table:table-cell office:value-type="float" office:value="439.742135211912" calcext:value-type="float">
            <text:p>439.742135211912</text:p>
          </table:table-cell>
        </table:table-row>
        <table:table-row table:style-name="ro1">
          <table:table-cell office:value-type="float" office:value="439.257303750818" calcext:value-type="float">
            <text:p>439.257303750818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439.482207062583" calcext:value-type="float">
            <text:p>439.482207062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4:06:54.411398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10-18T14:07:35.936214372</dc:date>
    <dc:creator>Davide Ancona</dc:creator>
    <meta:editing-duration>PT8M20S</meta:editing-duration>
    <meta:editing-cycles>6</meta:editing-cycles>
    <meta:generator>LibreOffice/5.3.7.2.0$Linux_X86_64 LibreOffice_project/30$Build-2</meta:generator>
    <meta:document-statistic meta:table-count="1" meta:cell-count="11" meta:object-count="0"/>
  </office:meta>
</office:document-meta>
</file>